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2f3a6" officeooo:paragraph-rsid="0012f3a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f3a6" officeooo:paragraph-rsid="0012f3a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f3a6" officeooo:paragraph-rsid="0012f3a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6934" officeooo:paragraph-rsid="0013693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9e3b6" officeooo:paragraph-rsid="001c522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9e3b6" officeooo:paragraph-rsid="0021643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e3b6" officeooo:paragraph-rsid="0019e3b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6934" style:font-weight-asian="normal" style:font-weight-complex="normal"/>
    </style:style>
    <style:style style:name="T3" style:family="text">
      <style:text-properties fo:font-weight="normal" officeooo:rsid="0013e997" style:font-weight-asian="normal" style:font-weight-complex="normal"/>
    </style:style>
    <style:style style:name="T4" style:family="text">
      <style:text-properties fo:font-weight="normal" officeooo:rsid="0019e3b6" style:font-weight-asian="normal" style:font-weight-complex="normal"/>
    </style:style>
    <style:style style:name="T5" style:family="text">
      <style:text-properties fo:font-weight="normal" officeooo:rsid="001b1f8e" style:font-weight-asian="normal" style:font-weight-complex="normal"/>
    </style:style>
    <style:style style:name="T6" style:family="text">
      <style:text-properties fo:font-weight="normal" officeooo:rsid="001b63b3" style:font-weight-asian="normal" style:font-weight-complex="normal"/>
    </style:style>
    <style:style style:name="T7" style:family="text">
      <style:text-properties fo:font-weight="normal" officeooo:rsid="001c5223" style:font-weight-asian="normal" style:font-weight-complex="normal"/>
    </style:style>
    <style:style style:name="T8" style:family="text">
      <style:text-properties fo:font-weight="normal" officeooo:rsid="001e29d5" style:font-weight-asian="normal" style:font-weight-complex="normal"/>
    </style:style>
    <style:style style:name="T9" style:family="text">
      <style:text-properties fo:font-weight="normal" officeooo:rsid="001e7221" style:font-weight-asian="normal" style:font-weight-complex="normal"/>
    </style:style>
    <style:style style:name="T10" style:family="text">
      <style:text-properties fo:font-weight="normal" officeooo:rsid="001f7ee1" style:font-weight-asian="normal" style:font-weight-complex="normal"/>
    </style:style>
    <style:style style:name="T11" style:family="text">
      <style:text-properties fo:font-weight="normal" officeooo:rsid="00216437" style:font-weight-asian="normal" style:font-weight-complex="normal"/>
    </style:style>
    <style:style style:name="T12" style:family="text">
      <style:text-properties fo:font-weight="normal" officeooo:rsid="0021cc4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1/6/18</text:p>
      <text:p text:style-name="P2">EECS 473 – PS6</text:p>
      <text:p text:style-name="P2"><text:span text:style-name="T1"/></text:p>
      <text:p text:style-name="P3"><text:span text:style-name="T1">Link to commented source code on Github: </text:span><text:a xlink:type="simple" xlink:href="https://github.com/DangD96/eecs473_djd/blob/master/ps6/src/ps6.cpp" text:style-name="Internet_20_link" text:visited-style-name="Visited_20_Internet_20_Link"><text:span text:style-name="T1">https://github.com/DangD96/eecs473_djd/blob/master/ps6/src/ps6.cpp</text:span></text:a></text:p>
      <text:p text:style-name="P3"><text:span text:style-name="T1"/></text:p>
      <text:p text:style-name="P7">Video: djd122_ps6.mp4</text:p>
      <text:p text:style-name="P3"/>
      <text:p text:style-name="P3"/>
      <text:p text:style-name="P3">Theory of Operations</text:p>
      <text:p text:style-name="P4"><text:span text:style-name="T2">T</text:span><text:span text:style-name="T1">he first thing that my node does is call the start_competition server in order to start up the competition. <text:s/>The logic is written such that the node tries to call the server until it is successful. <text:s/>This logic is repeated for other instances where a server has to be called (starting the conveyor and calling the drone). <text:s/>Once the competition is started, the conveyor belt is started up. <text:s/>As the belt is moving, I subscribe to logical_camera_2. <text:s/></text:span><text:span text:style-name="T3">Once the camera sees a shipping box and once that shipping box is approximately centered on the camera, the conveyor belt will be stopped for 5 seconds. <text:s/>After that, the conveyor is started up again. <text:s/>When a box reaches the end of the conveyor track, a drone is called in to pick it up. <text:s/>The conveyor is stopped and the program reaches its end.</text:span></text:p>
      <text:p text:style-name="P3"><text:span text:style-name="T1"/></text:p>
      <text:p text:style-name="P3"><text:span text:style-name="T1"/></text:p>
      <text:p text:style-name="P3">Observations</text:p>
      <text:p text:style-name="P5"><text:span text:style-name="T1">I noticed that once my program acknowledged that a box had been spotted, the conveyor stopped shortly afterward </text:span><text:span text:style-name="T6">and the z-value was displayed</text:span><text:span text:style-name="T1">. <text:s/></text:span><text:span text:style-name="T5">This resulted in the box not being satisfactorily centered under the camera. <text:s/></text:span></text:p>
      <text:p text:style-name="P5"><text:span text:style-name="T5"/></text:p>
      <text:p text:style-name="P6"><text:span text:style-name="T7">When I added a ros:Duration().sleep(), I noticed that the stopped box was centered, but the z-value did not change much. <text:s/>This was confirmed when I used rostopic echo to monitor the z-value seen by the logical camera </text:span><text:span text:style-name="T8">and compare it to the z-value displayed by my node </text:span><text:span text:style-name="T9">during this </text:span><text:span text:style-name="T10">next</text:span><text:span text:style-name="T9"> iteration</text:span><text:span text:style-name="T7">. <text:s/>Sure enough, the z-value read by the camera when the box was nearly centered </text:span><text:span text:style-name="T11">(~-0.05) </text:span><text:span text:style-name="T7">was not identical to the z-value displayed by my program </text:span><text:span text:style-name="T11">(~-0.7)</text:span><text:span text:style-name="T7">. <text:s/></text:span><text:span text:style-name="T12">There was probably some sort of logic error that caused that to occur.</text:span></text:p>
      <text:p text:style-name="P3"><text:span text:style-name="T1"/></text:p>
      <text:p text:style-name="P3"><text:span text:style-name="T6">The z-value of the box when the conveyor was stopped was </text:span><text:span text:style-name="T1">-</text:span><text:span text:style-name="T4">0.757312.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9:05:12.158968874</meta:creation-date>
    <dc:date>2018-11-06T19:27:40.925053683</dc:date>
    <meta:editing-duration>PT22M21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99" meta:character-count="1797" meta:non-whitespace-character-count="1495"/>
  </office:meta>
</office:document-meta>
</file>